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3052B41E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011cm, 4.232cm, 13.658cm, 2.829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7cm" svg:height="21.499cm" svg:x="0.992cm" svg:y="2.292cm">
          <draw:image xlink:href="Pictures/10000000000005E8000007E03052B41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15T13:12:17.590569014</dc:date>
    <meta:editing-duration>PT3M33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